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re is the secondary goal: <text:s text:c="164"/></text:p>
      <text:p text:style-name="Standard"><text:s text:c="6"/>0 <text:s text:c="100"/></text:p>
      <text:p text:style-name="Standard">3.14159</text:p>
      <text:p text:style-name="Standard">[INFO] [1714876725.973068694] [cc_affordance_planner_ros]: Ready to read base link frame wrt odom?y for yes.</text:p>
      <text:p text:style-name="Standard">y</text:p>
      <text:p text:style-name="Standard">[INFO] [1714876774.809498371] [cc_affordance_planner_ros]: Here is the affordance frame location wrt base_link. Ensure it's not empty and makes sense:</text:p>
      <text:p text:style-name="Standard">0.619487</text:p>
      <text:p text:style-name="Standard">0.147585</text:p>
      <text:p text:style-name="Standard">0.220212</text:p>
      <text:p text:style-name="Standard">[INFO] [1714876774.809554165] [cc_affordance_planner_ros]: Put the robot in the start configuration for affordance execution. Done? y for yes.</text:p>
      <text:p text:style-name="Standard">y</text:p>
      <text:p text:style-name="Standard">Here is the affordance goal: 3.14159</text:p>
      <text:p text:style-name="Standard"/>
      <text:p text:style-name="Standard">Here is the space-frame screw list before swap: </text:p>
      <text:p text:style-name="Standard"><text:s/>0.0000 -0.0472 -0.0472 <text:s/>0.7300 -0.0168 <text:s/>0.9997 <text:s/>1.0000 <text:s/>0.0000 <text:s/>0.0000 -1.0000</text:p>
      <text:p text:style-name="Standard"><text:s/>0.0000 <text:s/>0.9989 <text:s/>0.9989 <text:s/>0.0345 <text:s/>0.9993 <text:s/>0.0174 <text:s/>0.0000 <text:s/>1.0000 <text:s/>0.0000 -0.0000</text:p>
      <text:p text:style-name="Standard"><text:s/>1.0000 <text:s/>0.0000 <text:s/>0.0000 -0.6826 <text:s/>0.0325 -0.0168 <text:s/>0.0000 <text:s/>0.0000 <text:s/>1.0000 -0.0000</text:p>
      <text:p text:style-name="Standard">-0.0000 <text:s/>0.0000 -0.3229 -0.0175 -0.0975 -0.0021 -0.0000 -0.0920 <text:s/>0.0234 <text:s/>0.0000</text:p>
      <text:p text:style-name="Standard">-0.0000 <text:s/>0.0000 -0.0153 <text:s/>0.3739 -0.0160 <text:s/>0.1056 <text:s/>0.0920 -0.0000 -0.6382 -0.2202</text:p>
      <text:p text:style-name="Standard">-0.0000 <text:s/>0.0000 <text:s/>0.1003 <text:s/>0.0002 <text:s/>0.4429 -0.0129 -0.0234 <text:s/>0.6382 -0.0000 <text:s/>0.1476</text:p>
      <text:p text:style-name="Standard">swapper_x: <text:s/>1.0000 <text:s/>0.0000 <text:s/>0.0000 -0.0000 <text:s/>0.0920 -0.0234</text:p>
      <text:p text:style-name="Standard">swapper_y: <text:s/>0.0000 <text:s/>1.0000 <text:s/>0.0000 -0.0920 -0.0000 <text:s/>0.6382</text:p>
      <text:p text:style-name="Standard">swapper_z: <text:s/>0.0000 <text:s/>0.0000 <text:s/>1.0000 <text:s/>0.0234 -0.6382 -0.0000</text:p>
      <text:p text:style-name="Standard">[INFO] [1714876856.322015935] [cc_affordance_planner_ros]: Planner succeeded with Full solution, planning took 1248459 microseconds, and inverse update method was used.</text:p>
      <text:p text:style-name="Standard">Here is the final goal: </text:p>
      <text:p text:style-name="Standard">Time from start: 0.0000s</text:p>
      <text:p text:style-name="Standard"><text:s/>Position: 0.0475 -1.2706 2.0224 0.0444 -0.7356 -0.5177 </text:p>
      <text:p text:style-name="Standard">Time from start: 0.3000s</text:p>
      <text:p text:style-name="Standard"><text:s/>Position: -0.0030 -1.3033 2.0088 -0.0419 -0.7191 -0.6540 </text:p>
      <text:p text:style-name="Standard">Time from start: 0.6000s</text:p>
      <text:p text:style-name="Standard"><text:s/>Position: -0.0467 -1.3373 1.9833 -0.1301 -0.6967 -0.7834 </text:p>
      <text:p text:style-name="Standard">Time from start: 0.9000s</text:p>
      <text:p text:style-name="Standard"><text:s/>Position: -0.0793 -1.3687 1.9475 -0.2199 -0.6698 -0.9057 </text:p>
      <text:p text:style-name="Standard">Time from start: 1.2000s</text:p>
      <text:p text:style-name="Standard"><text:s/>Position: -0.0996 -1.3962 1.9027 -0.3114 -0.6389 -1.0215 </text:p>
      <text:p text:style-name="Standard">Time from start: 1.5000s</text:p>
      <text:p text:style-name="Standard"><text:s/>Position: -0.1071 -1.4186 1.8505 -0.4048 -0.6045 -1.1322 </text:p>
      <text:p text:style-name="Standard">Time from start: 1.8000s</text:p>
      <text:p text:style-name="Standard"><text:s/>Position: -0.1016 -1.4350 1.7929 -0.5001 -0.5673 -1.2389 </text:p>
      <text:p text:style-name="Standard">Time from start: 2.1000s</text:p>
      <text:p text:style-name="Standard"><text:s/>Position: -0.0834 -1.4450 1.7318 -0.5975 -0.5277 -1.3429 </text:p>
      <text:p text:style-name="Standard">Time from start: 2.4000s</text:p>
      <text:p text:style-name="Standard"><text:s/>Position: -0.0534 -1.4481 1.6696 -0.6971 -0.4864 -1.4452 </text:p>
      <text:p text:style-name="Standard">Time from start: 2.7000s</text:p>
      <text:p text:style-name="Standard"><text:s/>Position: -0.0127 -1.4444 1.6085 -0.7984 -0.4443 -1.5466 </text:p>
      <text:p text:style-name="Standard"><text:soft-page-break/>Time from start: 3.0000s</text:p>
      <text:p text:style-name="Standard"><text:s/>Position: 0.0364 -1.4341 1.5510 -0.9009 -0.4023 -1.6471 </text:p>
      <text:p text:style-name="Standard">Time from start: 3.3000s</text:p>
      <text:p text:style-name="Standard"><text:s/>Position: 0.0914 -1.4178 1.4994 -1.0036 -0.3617 -1.7465 </text:p>
      <text:p text:style-name="Standard">Time from start: 3.6000s</text:p>
      <text:p text:style-name="Standard"><text:s/>Position: 0.1491 -1.3967 1.4558 -1.1055 -0.3236 -1.8442 </text:p>
      <text:p text:style-name="Standard">Time from start: 3.9000s</text:p>
      <text:p text:style-name="Standard"><text:s/>Position: 0.2067 -1.3717 1.4218 -1.2056 -0.2887 -1.9394 </text:p>
      <text:p text:style-name="Standard">Time from start: 4.2000s</text:p>
      <text:p text:style-name="Standard"><text:s/>Position: 0.2611 -1.3443 1.3984 -1.3031 -0.2576 -2.0315 </text:p>
      <text:p text:style-name="Standard">Time from start: 4.5000s</text:p>
      <text:p text:style-name="Standard"><text:s/>Position: 0.3102 -1.3159 1.3862 -1.3977 -0.2303 -2.1203 </text:p>
      <text:p text:style-name="Standard">Time from start: 4.8000s</text:p>
      <text:p text:style-name="Standard"><text:s/>Position: 0.3415 -1.2954 1.3845 -1.4630 -0.2128 -2.1814 </text:p>
      <text:p text:style-name="Standard">[INFO] [1714876856.322337417] [cc_affordance_planner_ros]: Waiting on /moveit_plan_and_viz_server service to complete</text:p>
      <text:p text:style-name="Standard">[INFO] [1714876870.266515618] [cc_affordance_planner_ros]: <text:s/>/moveit_plan_and_viz_server service succeede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04T21:46:16.394113510</meta:creation-date>
    <dc:date>2024-05-04T21:47:03.203226138</dc:date>
    <meta:editing-duration>PT47S</meta:editing-duration>
    <meta:editing-cycles>1</meta:editing-cycles>
    <meta:document-statistic meta:table-count="0" meta:image-count="0" meta:object-count="0" meta:page-count="2" meta:paragraph-count="60" meta:word-count="380" meta:character-count="3264" meta:non-whitespace-character-count="2588"/>
    <meta:generator>LibreOffice/6.4.7.2$Linux_X86_64 LibreOffice_project/40$Build-2</meta:generator>
  </office:meta>
</office:document-meta>
</file>